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szsum" table:style-name="ta1">
        <table:shapes>
          <draw:frame draw:z-index="0" draw:style-name="gr1" draw:text-style-name="P1" svg:width="578.89pt" svg:height="325.62pt" svg:x="376.27pt" svg:y="16.19pt">
            <loext:p draw:notify-on-update-of-ranges="bszsum.B2:bszsum.B2 bszsum.C2:bszsum.C4 bszsum.A2:bszsum.A4 bszsum.B5:bszsum.B5 bszsum.C5:bszsum.C7 bszsum.A5:bszsum.A7 bszsum.B8:bszsum.B8 bszsum.C8:bszsum.C10 bszsum.A8:bszsum.A10 bszsum.B11:bszsum.B11 bszsum.C11:bszsum.C13 bszsum.A11:bszsum.A13 bszsum.B14:bszsum.B14 bszsum.C14:bszsum.C16 bszsum.A14:bszsum.A16 bszsum.B17:bszsum.B17 bszsum.C17:bszsum.C19 bszsum.A17:bszsum.A19 bszsum.B20:bszsum.B20 bszsum.C20:bszsum.C22 bszsum.A20:bszsum.A22 bszsum.B23:bszsum.B23 bszsum.C23:bszsum.C25 bszsum.A23:bszsum.A25 bszsum.B26:bszsum.B26 bszsum.C26:bszsum.C28 bszsum.A26:bszsum.A28 bszsum.B29:bszsum.B29 bszsum.C29:bszsum.C31 bszsum.A29:bszsum.A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78.89pt" svg:height="325.62pt" svg:x="383.75pt" svg:y="378.48pt">
            <loext:p draw:notify-on-update-of-ranges="bszsum.A2:bszsum.A4 bszsum.B2:bszsum.B2 bszsum.D2:bszsum.D4 bszsum.A5:bszsum.A7 bszsum.B5:bszsum.B5 bszsum.D5:bszsum.D7 bszsum.A8:bszsum.A10 bszsum.B8:bszsum.B8 bszsum.D8:bszsum.D10 bszsum.A11:bszsum.A13 bszsum.B11:bszsum.B11 bszsum.D11:bszsum.D13 bszsum.A14:bszsum.A16 bszsum.B14:bszsum.B14 bszsum.D14:bszsum.D16 bszsum.A17:bszsum.A19 bszsum.B17:bszsum.B17 bszsum.D17:bszsum.D19 bszsum.A20:bszsum.A22 bszsum.B20:bszsum.B20 bszsum.D20:bszsum.D22 bszsum.A23:bszsum.A25 bszsum.B23:bszsum.B23 bszsum.D23:bszsum.D25 bszsum.A26:bszsum.A28 bszsum.B26:bszsum.B26 bszsum.D26:bszsum.D28 bszsum.A29:bszsum.A31 bszsum.B29:bszsum.B29 bszsum.D29:bszsum.D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78.89pt" svg:height="325.62pt" svg:x="374.34pt" svg:y="760.79pt">
            <loext:p draw:notify-on-update-of-ranges="bszsum.A2:bszsum.A4 bszsum.B2:bszsum.B2 bszsum.E2:bszsum.E4 bszsum.A5:bszsum.A7 bszsum.B5:bszsum.B5 bszsum.E5:bszsum.E7 bszsum.A8:bszsum.A10 bszsum.B8:bszsum.B8 bszsum.E8:bszsum.E10 bszsum.A11:bszsum.A13 bszsum.B11:bszsum.B11 bszsum.E11:bszsum.E13 bszsum.A14:bszsum.A16 bszsum.B14:bszsum.B14 bszsum.E14:bszsum.E16 bszsum.A17:bszsum.A19 bszsum.B17:bszsum.B17 bszsum.E17:bszsum.E19 bszsum.A20:bszsum.A22 bszsum.B20:bszsum.B20 bszsum.E20:bszsum.E22 bszsum.A23:bszsum.A25 bszsum.B23:bszsum.B23 bszsum.E23:bszsum.E25 bszsum.A26:bszsum.A28 bszsum.B26:bszsum.B26 bszsum.E26:bszsum.E28 bszsum.A29:bszsum.A31 bszsum.B29:bszsum.B29 bszsum.E29:bszsum.E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block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75.009123351754" calcext:value-type="float">
            <text:p>175.009123351754</text:p>
          </table:table-cell>
          <table:table-cell office:value-type="float" office:value="0.561981949572538" calcext:value-type="float">
            <text:p>0.561981949572538</text:p>
          </table:table-cell>
          <table:table-cell office:value-type="float" office:value="1.25708289583189" calcext:value-type="float">
            <text:p>1.25708289583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16.411223555005" calcext:value-type="float">
            <text:p>216.411223555005</text:p>
          </table:table-cell>
          <table:table-cell office:value-type="float" office:value="0.550998690443239" calcext:value-type="float">
            <text:p>0.550998690443239</text:p>
          </table:table-cell>
          <table:table-cell office:value-type="float" office:value="1.01661049203021" calcext:value-type="float">
            <text:p>1.016610492030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51.797181701181" calcext:value-type="float">
            <text:p>151.797181701181</text:p>
          </table:table-cell>
          <table:table-cell office:value-type="float" office:value="0.354215844455297" calcext:value-type="float">
            <text:p>0.354215844455297</text:p>
          </table:table-cell>
          <table:table-cell office:value-type="float" office:value="1.46829518840848" calcext:value-type="float">
            <text:p>1.468295188408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204.973336253256" calcext:value-type="float">
            <text:p>204.973336253256</text:p>
          </table:table-cell>
          <table:table-cell office:value-type="float" office:value="0.542713807604982" calcext:value-type="float">
            <text:p>0.542713807604982</text:p>
          </table:table-cell>
          <table:table-cell office:value-type="float" office:value="2.04911859150222" calcext:value-type="float">
            <text:p>2.04911859150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378.044236141064" calcext:value-type="float">
            <text:p>378.044236141064</text:p>
          </table:table-cell>
          <table:table-cell office:value-type="float" office:value="0.578635927121872" calcext:value-type="float">
            <text:p>0.578635927121872</text:p>
          </table:table-cell>
          <table:table-cell office:value-type="float" office:value="1.11100440746818" calcext:value-type="float">
            <text:p>1.11100440746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341.220705492158" calcext:value-type="float">
            <text:p>341.220705492158</text:p>
          </table:table-cell>
          <table:table-cell office:value-type="float" office:value="0.501062779387498" calcext:value-type="float">
            <text:p>0.501062779387498</text:p>
          </table:table-cell>
          <table:table-cell office:value-type="float" office:value="1.23098092674831" calcext:value-type="float">
            <text:p>1.230980926748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332.859703532792" calcext:value-type="float">
            <text:p>332.859703532792</text:p>
          </table:table-cell>
          <table:table-cell office:value-type="float" office:value="0.533843805687182" calcext:value-type="float">
            <text:p>0.533843805687182</text:p>
          </table:table-cell>
          <table:table-cell office:value-type="float" office:value="1.8870391735522" calcext:value-type="float">
            <text:p>1.88703917355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64.294347019804" calcext:value-type="float">
            <text:p>464.294347019804</text:p>
          </table:table-cell>
          <table:table-cell office:value-type="float" office:value="0.608875364712357" calcext:value-type="float">
            <text:p>0.608875364712357</text:p>
          </table:table-cell>
          <table:table-cell office:value-type="float" office:value="1.33545613334593" calcext:value-type="float">
            <text:p>1.335456133345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float" office:value="279.19847316615" calcext:value-type="float">
            <text:p>279.19847316615</text:p>
          </table:table-cell>
          <table:table-cell office:value-type="float" office:value="0.411302022841237" calcext:value-type="float">
            <text:p>0.411302022841237</text:p>
          </table:table-cell>
          <table:table-cell office:value-type="float" office:value="2.22111880197203" calcext:value-type="float">
            <text:p>2.221118801972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22.188134858339" calcext:value-type="float">
            <text:p>422.188134858339</text:p>
          </table:table-cell>
          <table:table-cell office:value-type="float" office:value="0.57178836776502" calcext:value-type="float">
            <text:p>0.57178836776502</text:p>
          </table:table-cell>
          <table:table-cell office:value-type="float" office:value="1.94228062271655" calcext:value-type="float">
            <text:p>1.942280622716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515.928960063987" calcext:value-type="float">
            <text:p>515.928960063987</text:p>
          </table:table-cell>
          <table:table-cell office:value-type="float" office:value="0.609905821152508" calcext:value-type="float">
            <text:p>0.609905821152508</text:p>
          </table:table-cell>
          <table:table-cell office:value-type="float" office:value="1.58941336134992" calcext:value-type="float">
            <text:p>1.589413361349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423.013768057235" calcext:value-type="float">
            <text:p>423.013768057235</text:p>
          </table:table-cell>
          <table:table-cell office:value-type="float" office:value="0.516963872930733" calcext:value-type="float">
            <text:p>0.516963872930733</text:p>
          </table:table-cell>
          <table:table-cell office:value-type="float" office:value="1.93887898598126" calcext:value-type="float">
            <text:p>1.93887898598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36.475374217088" calcext:value-type="float">
            <text:p>436.475374217088</text:p>
          </table:table-cell>
          <table:table-cell office:value-type="float" office:value="0.584167437748539" calcext:value-type="float">
            <text:p>0.584167437748539</text:p>
          </table:table-cell>
          <table:table-cell office:value-type="float" office:value="2.33698687145238" calcext:value-type="float">
            <text:p>2.336986871452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43.569410413624" calcext:value-type="float">
            <text:p>543.569410413624</text:p>
          </table:table-cell>
          <table:table-cell office:value-type="float" office:value="0.617079334854267" calcext:value-type="float">
            <text:p>0.617079334854267</text:p>
          </table:table-cell>
          <table:table-cell office:value-type="float" office:value="1.87655236588864" calcext:value-type="float">
            <text:p>1.876552365888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485.768632632283" calcext:value-type="float">
            <text:p>485.768632632283</text:p>
          </table:table-cell>
          <table:table-cell office:value-type="float" office:value="0.570629887648769" calcext:value-type="float">
            <text:p>0.570629887648769</text:p>
          </table:table-cell>
          <table:table-cell office:value-type="float" office:value="2.10013145982839" calcext:value-type="float">
            <text:p>2.100131459828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470.735426154517" calcext:value-type="float">
            <text:p>470.735426154517</text:p>
          </table:table-cell>
          <table:table-cell office:value-type="float" office:value="0.58070446433546" calcext:value-type="float">
            <text:p>0.58070446433546</text:p>
          </table:table-cell>
          <table:table-cell office:value-type="float" office:value="2.59168952882832" calcext:value-type="float">
            <text:p>2.591689528828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535.97561425702" calcext:value-type="float">
            <text:p>535.97561425702</text:p>
          </table:table-cell>
          <table:table-cell office:value-type="float" office:value="0.602958317264404" calcext:value-type="float">
            <text:p>0.602958317264404</text:p>
          </table:table-cell>
          <table:table-cell office:value-type="float" office:value="2.2763090044297" calcext:value-type="float">
            <text:p>2.27630900442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259.121790082789" calcext:value-type="float">
            <text:p>259.121790082789</text:p>
          </table:table-cell>
          <table:table-cell office:value-type="float" office:value="0.349214793840963" calcext:value-type="float">
            <text:p>0.349214793840963</text:p>
          </table:table-cell>
          <table:table-cell office:value-type="float" office:value="4.71327780013952" calcext:value-type="float">
            <text:p>4.713277800139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488.989617554948" calcext:value-type="float">
            <text:p>488.989617554948</text:p>
          </table:table-cell>
          <table:table-cell office:value-type="float" office:value="0.559384401559894" calcext:value-type="float">
            <text:p>0.559384401559894</text:p>
          </table:table-cell>
          <table:table-cell office:value-type="float" office:value="2.90402625276099" calcext:value-type="float">
            <text:p>2.904026252760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598.729215875327" calcext:value-type="float">
            <text:p>598.729215875327</text:p>
          </table:table-cell>
          <table:table-cell office:value-type="float" office:value="0.64669024325252" calcext:value-type="float">
            <text:p>0.64669024325252</text:p>
          </table:table-cell>
          <table:table-cell office:value-type="float" office:value="2.37174789868876" calcext:value-type="float">
            <text:p>2.371747898688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505.860084677208" calcext:value-type="float">
            <text:p>505.860084677208</text:p>
          </table:table-cell>
          <table:table-cell office:value-type="float" office:value="0.56489054287777" calcext:value-type="float">
            <text:p>0.56489054287777</text:p>
          </table:table-cell>
          <table:table-cell office:value-type="float" office:value="2.80760787043926" calcext:value-type="float">
            <text:p>2.80760787043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467.139004073737" calcext:value-type="float">
            <text:p>467.139004073737</text:p>
          </table:table-cell>
          <table:table-cell office:value-type="float" office:value="0.577666331466434" calcext:value-type="float">
            <text:p>0.577666331466434</text:p>
          </table:table-cell>
          <table:table-cell office:value-type="float" office:value="3.46792272918605" calcext:value-type="float">
            <text:p>3.467922729186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97.268557545155" calcext:value-type="float">
            <text:p>497.268557545155</text:p>
          </table:table-cell>
          <table:table-cell office:value-type="float" office:value="0.557907308680394" calcext:value-type="float">
            <text:p>0.557907308680394</text:p>
          </table:table-cell>
          <table:table-cell office:value-type="float" office:value="3.25788250661111" calcext:value-type="float">
            <text:p>3.2578825066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298.819060695077" calcext:value-type="float">
            <text:p>298.819060695077</text:p>
          </table:table-cell>
          <table:table-cell office:value-type="float" office:value="0.365746316751117" calcext:value-type="float">
            <text:p>0.365746316751117</text:p>
          </table:table-cell>
          <table:table-cell office:value-type="float" office:value="5.42362837062241" calcext:value-type="float">
            <text:p>5.42362837062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float" office:value="533.227020788706" calcext:value-type="float">
            <text:p>533.227020788706</text:p>
          </table:table-cell>
          <table:table-cell office:value-type="float" office:value="0.637025363930237" calcext:value-type="float">
            <text:p>0.637025363930237</text:p>
          </table:table-cell>
          <table:table-cell office:value-type="float" office:value="3.41320702475479" calcext:value-type="float">
            <text:p>3.413207024754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603.662119255354" calcext:value-type="float">
            <text:p>603.662119255354</text:p>
          </table:table-cell>
          <table:table-cell office:value-type="float" office:value="0.619575713182075" calcext:value-type="float">
            <text:p>0.619575713182075</text:p>
          </table:table-cell>
          <table:table-cell office:value-type="float" office:value="3.01501151189657" calcext:value-type="float">
            <text:p>3.015011511896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498.752990164341" calcext:value-type="float">
            <text:p>498.752990164341</text:p>
          </table:table-cell>
          <table:table-cell office:value-type="float" office:value="0.535040912487027" calcext:value-type="float">
            <text:p>0.535040912487027</text:p>
          </table:table-cell>
          <table:table-cell office:value-type="float" office:value="3.64988253894459" calcext:value-type="float">
            <text:p>3.649882538944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10.591417844385" calcext:value-type="float">
            <text:p>510.591417844385</text:p>
          </table:table-cell>
          <table:table-cell office:value-type="float" office:value="0.597349261288539" calcext:value-type="float">
            <text:p>0.597349261288539</text:p>
          </table:table-cell>
          <table:table-cell office:value-type="float" office:value="3.95620506417333" calcext:value-type="float">
            <text:p>3.95620506417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50.01053992201" calcext:value-type="float">
            <text:p>550.01053992201</text:p>
          </table:table-cell>
          <table:table-cell office:value-type="float" office:value="0.570240555113008" calcext:value-type="float">
            <text:p>0.570240555113008</text:p>
          </table:table-cell>
          <table:table-cell office:value-type="float" office:value="3.67304818824888" calcext:value-type="float">
            <text:p>3.673048188248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496.641855203109" calcext:value-type="float">
            <text:p>496.641855203109</text:p>
          </table:table-cell>
          <table:table-cell office:value-type="float" office:value="0.523276817461775" calcext:value-type="float">
            <text:p>0.523276817461775</text:p>
          </table:table-cell>
          <table:table-cell office:value-type="float" office:value="4.06855784856022" calcext:value-type="float">
            <text:p>4.06855784856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8-10T14:16:42.826064748</dc:date>
    <meta:editing-duration>PT9M21S</meta:editing-duration>
    <meta:editing-cycles>1</meta:editing-cycles>
    <meta:document-statistic meta:table-count="1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423cm" svg:height="11.488cm" xlink:href=".." xlink:type="simple" chart:class="chart:scatter" chart:style-name="ch1">
        <chart:legend chart:legend-position="end" svg:x="18.338cm" svg:y="3.204cm" style:legend-expansion="high" chart:style-name="ch2"/>
        <chart:plot-area chart:style-name="ch3" table:cell-range-address="bszsum.A2:bszsum.A4 bszsum.B2:bszsum.B2 bszsum.C2:bszsum.C31 bszsum.B5:bszsum.B5 bszsum.B8:bszsum.B8 bszsum.B11:bszsum.B11 bszsum.B14:bszsum.B14 bszsum.B17:bszsum.B17 bszsum.B20:bszsum.B20 bszsum.B23:bszsum.B23 bszsum.B26:bszsum.B26 bszsum.B29:bszsum.B29" chart:data-source-has-labels="row" svg:x="0.408cm" svg:y="0.229cm" svg:width="17.522cm" svg:height="11.03cm">
          <chartooo:coordinate-region svg:x="1.215cm" svg:y="0.429cm" svg:width="16.528cm" svg:height="10.1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szsum.C2:bszsum.C4" chart:label-cell-address="bszsum.B2:bszsum.B2" chart:class="chart:scatter">
            <chart:domain table:cell-range-address="bszsum.A2:bszsum.A4"/>
            <chart:data-point chart:repeated="3"/>
          </chart:series>
          <chart:series chart:style-name="ch7" chart:values-cell-range-address="bszsum.C5:bszsum.C7" chart:label-cell-address="bszsum.B5:bszsum.B5" chart:class="chart:scatter">
            <chart:domain table:cell-range-address="bszsum.A5:bszsum.A7"/>
            <chart:data-point chart:repeated="3"/>
          </chart:series>
          <chart:series chart:style-name="ch8" chart:values-cell-range-address="bszsum.C8:bszsum.C10" chart:label-cell-address="bszsum.B8:bszsum.B8" chart:class="chart:scatter">
            <chart:domain table:cell-range-address="bszsum.A8:bszsum.A10"/>
            <chart:data-point chart:repeated="3"/>
          </chart:series>
          <chart:series chart:style-name="ch9" chart:values-cell-range-address="bszsum.C11:bszsum.C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0" chart:values-cell-range-address="bszsum.C14:bszsum.C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1" chart:values-cell-range-address="bszsum.C17:bszsum.C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2" chart:values-cell-range-address="bszsum.C20:bszsum.C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3" chart:values-cell-range-address="bszsum.C23:bszsum.C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4" chart:values-cell-range-address="bszsum.C26:bszsum.C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5" chart:values-cell-range-address="bszsum.C29:bszsum.C31" chart:label-cell-address="bszsum.B29:bszsum.B29" chart:class="chart:scatter">
            <chart:domain table:cell-range-address="bszsum.A29:bszsum.A31"/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175.009123351754">
                <text:p>175.009123351754</text:p>
                <draw:g>
                  <svg:desc>bszsum.C2:bszsum.C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204.973336253256">
                <text:p>204.973336253256</text:p>
                <draw:g>
                  <svg:desc>bszsum.C5:bszsum.C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332.859703532792">
                <text:p>332.859703532792</text:p>
                <draw:g>
                  <svg:desc>bszsum.C8:bszsum.C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422.188134858339">
                <text:p>422.188134858339</text:p>
                <draw:g>
                  <svg:desc>bszsum.C11:bszsum.C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436.475374217088">
                <text:p>436.475374217088</text:p>
                <draw:g>
                  <svg:desc>bszsum.C14:bszsum.C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470.735426154517">
                <text:p>470.735426154517</text:p>
                <draw:g>
                  <svg:desc>bszsum.C17:bszsum.C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488.989617554948">
                <text:p>488.989617554948</text:p>
                <draw:g>
                  <svg:desc>bszsum.C20:bszsum.C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467.139004073737">
                <text:p>467.139004073737</text:p>
                <draw:g>
                  <svg:desc>bszsum.C23:bszsum.C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533.227020788706">
                <text:p>533.227020788706</text:p>
                <draw:g>
                  <svg:desc>bszsum.C26:bszsum.C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510.591417844385">
                <text:p>510.591417844385</text:p>
                <draw:g>
                  <svg:desc>bszsum.C29:bszsum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16.411223555005">
                <text:p>216.411223555005</text:p>
              </table:table-cell>
              <table:table-cell office:value-type="float" office:value="8">
                <text:p>8</text:p>
              </table:table-cell>
              <table:table-cell office:value-type="float" office:value="378.044236141064">
                <text:p>378.044236141064</text:p>
              </table:table-cell>
              <table:table-cell office:value-type="float" office:value="8">
                <text:p>8</text:p>
              </table:table-cell>
              <table:table-cell office:value-type="float" office:value="464.294347019804">
                <text:p>464.294347019804</text:p>
              </table:table-cell>
              <table:table-cell office:value-type="float" office:value="8">
                <text:p>8</text:p>
              </table:table-cell>
              <table:table-cell office:value-type="float" office:value="515.928960063987">
                <text:p>515.928960063987</text:p>
              </table:table-cell>
              <table:table-cell office:value-type="float" office:value="8">
                <text:p>8</text:p>
              </table:table-cell>
              <table:table-cell office:value-type="float" office:value="543.569410413624">
                <text:p>543.569410413624</text:p>
              </table:table-cell>
              <table:table-cell office:value-type="float" office:value="8">
                <text:p>8</text:p>
              </table:table-cell>
              <table:table-cell office:value-type="float" office:value="535.97561425702">
                <text:p>535.97561425702</text:p>
              </table:table-cell>
              <table:table-cell office:value-type="float" office:value="8">
                <text:p>8</text:p>
              </table:table-cell>
              <table:table-cell office:value-type="float" office:value="598.729215875327">
                <text:p>598.729215875327</text:p>
              </table:table-cell>
              <table:table-cell office:value-type="float" office:value="8">
                <text:p>8</text:p>
              </table:table-cell>
              <table:table-cell office:value-type="float" office:value="497.268557545155">
                <text:p>497.268557545155</text:p>
              </table:table-cell>
              <table:table-cell office:value-type="float" office:value="8">
                <text:p>8</text:p>
              </table:table-cell>
              <table:table-cell office:value-type="float" office:value="603.662119255354">
                <text:p>603.662119255354</text:p>
              </table:table-cell>
              <table:table-cell office:value-type="float" office:value="8">
                <text:p>8</text:p>
              </table:table-cell>
              <table:table-cell office:value-type="float" office:value="550.01053992201">
                <text:p>550.01053992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51.797181701181">
                <text:p>151.797181701181</text:p>
              </table:table-cell>
              <table:table-cell office:value-type="float" office:value="16">
                <text:p>16</text:p>
              </table:table-cell>
              <table:table-cell office:value-type="float" office:value="341.220705492158">
                <text:p>341.220705492158</text:p>
              </table:table-cell>
              <table:table-cell office:value-type="float" office:value="16">
                <text:p>16</text:p>
              </table:table-cell>
              <table:table-cell office:value-type="float" office:value="279.19847316615">
                <text:p>279.19847316615</text:p>
              </table:table-cell>
              <table:table-cell office:value-type="float" office:value="16">
                <text:p>16</text:p>
              </table:table-cell>
              <table:table-cell office:value-type="float" office:value="423.013768057235">
                <text:p>423.013768057235</text:p>
              </table:table-cell>
              <table:table-cell office:value-type="float" office:value="16">
                <text:p>16</text:p>
              </table:table-cell>
              <table:table-cell office:value-type="float" office:value="485.768632632283">
                <text:p>485.768632632283</text:p>
              </table:table-cell>
              <table:table-cell office:value-type="float" office:value="16">
                <text:p>16</text:p>
              </table:table-cell>
              <table:table-cell office:value-type="float" office:value="259.121790082789">
                <text:p>259.121790082789</text:p>
              </table:table-cell>
              <table:table-cell office:value-type="float" office:value="16">
                <text:p>16</text:p>
              </table:table-cell>
              <table:table-cell office:value-type="float" office:value="505.860084677208">
                <text:p>505.860084677208</text:p>
              </table:table-cell>
              <table:table-cell office:value-type="float" office:value="16">
                <text:p>16</text:p>
              </table:table-cell>
              <table:table-cell office:value-type="float" office:value="298.819060695077">
                <text:p>298.819060695077</text:p>
              </table:table-cell>
              <table:table-cell office:value-type="float" office:value="16">
                <text:p>16</text:p>
              </table:table-cell>
              <table:table-cell office:value-type="float" office:value="498.752990164341">
                <text:p>498.752990164341</text:p>
              </table:table-cell>
              <table:table-cell office:value-type="float" office:value="16">
                <text:p>16</text:p>
              </table:table-cell>
              <table:table-cell office:value-type="float" office:value="496.641855203109">
                <text:p>496.641855203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" chart:maximum="0.7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23cm" svg:height="11.488cm" xlink:href=".." xlink:type="simple" chart:class="chart:scatter" chart:style-name="ch1">
        <chart:legend chart:legend-position="end" svg:x="18.338cm" svg:y="3.204cm" style:legend-expansion="high" chart:style-name="ch2"/>
        <chart:plot-area chart:style-name="ch3" table:cell-range-address="bszsum.A2:bszsum.A4 bszsum.B2:bszsum.B2 bszsum.D2:bszsum.D31 bszsum.B5:bszsum.B5 bszsum.B8:bszsum.B8 bszsum.B11:bszsum.B11 bszsum.B14:bszsum.B14 bszsum.B17:bszsum.B17 bszsum.B20:bszsum.B20 bszsum.B23:bszsum.B23 bszsum.B26:bszsum.B26 bszsum.B29:bszsum.B29" chart:data-source-has-labels="row" svg:x="0.408cm" svg:y="0.229cm" svg:width="17.522cm" svg:height="11.03cm">
          <chartooo:coordinate-region svg:x="1.135cm" svg:y="0.428cm" svg:width="16.608cm" svg:height="10.1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szsum.D2:bszsum.D4" chart:label-cell-address="bszsum.B2:bszsum.B2" chart:class="chart:scatter">
            <chart:domain table:cell-range-address="bszsum.A2:bszsum.A4"/>
            <chart:data-point chart:repeated="3"/>
          </chart:series>
          <chart:series chart:style-name="ch8" chart:values-cell-range-address="bszsum.D5:bszsum.D7" chart:label-cell-address="bszsum.B5:bszsum.B5" chart:class="chart:scatter">
            <chart:domain table:cell-range-address="bszsum.A5:bszsum.A7"/>
            <chart:data-point chart:repeated="3"/>
          </chart:series>
          <chart:series chart:style-name="ch9" chart:values-cell-range-address="bszsum.D8:bszsum.D10" chart:label-cell-address="bszsum.B8:bszsum.B8" chart:class="chart:scatter">
            <chart:domain table:cell-range-address="bszsum.A8:bszsum.A10"/>
            <chart:data-point chart:repeated="3"/>
          </chart:series>
          <chart:series chart:style-name="ch10" chart:values-cell-range-address="bszsum.D11:bszsum.D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1" chart:values-cell-range-address="bszsum.D14:bszsum.D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2" chart:values-cell-range-address="bszsum.D17:bszsum.D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3" chart:values-cell-range-address="bszsum.D20:bszsum.D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4" chart:values-cell-range-address="bszsum.D23:bszsum.D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5" chart:values-cell-range-address="bszsum.D26:bszsum.D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6" chart:values-cell-range-address="bszsum.D29:bszsum.D31" chart:label-cell-address="bszsum.B29:bszsum.B29" chart:class="chart:scatter">
            <chart:domain table:cell-range-address="bszsum.A29:bszsum.A31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0.561981949572538">
                <text:p>0.561981949572538</text:p>
                <draw:g>
                  <svg:desc>bszsum.D2:bszsum.D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0.542713807604982">
                <text:p>0.542713807604982</text:p>
                <draw:g>
                  <svg:desc>bszsum.D5:bszsum.D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0.533843805687182">
                <text:p>0.533843805687182</text:p>
                <draw:g>
                  <svg:desc>bszsum.D8:bszsum.D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0.57178836776502">
                <text:p>0.57178836776502</text:p>
                <draw:g>
                  <svg:desc>bszsum.D11:bszsum.D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0.584167437748539">
                <text:p>0.584167437748539</text:p>
                <draw:g>
                  <svg:desc>bszsum.D14:bszsum.D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0.58070446433546">
                <text:p>0.58070446433546</text:p>
                <draw:g>
                  <svg:desc>bszsum.D17:bszsum.D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0.559384401559894">
                <text:p>0.559384401559894</text:p>
                <draw:g>
                  <svg:desc>bszsum.D20:bszsum.D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0.577666331466434">
                <text:p>0.577666331466434</text:p>
                <draw:g>
                  <svg:desc>bszsum.D23:bszsum.D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0.637025363930237">
                <text:p>0.637025363930237</text:p>
                <draw:g>
                  <svg:desc>bszsum.D26:bszsum.D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0.597349261288539">
                <text:p>0.597349261288539</text:p>
                <draw:g>
                  <svg:desc>bszsum.D29:bszsum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550998690443239">
                <text:p>0.550998690443239</text:p>
              </table:table-cell>
              <table:table-cell office:value-type="float" office:value="8">
                <text:p>8</text:p>
              </table:table-cell>
              <table:table-cell office:value-type="float" office:value="0.578635927121872">
                <text:p>0.578635927121872</text:p>
              </table:table-cell>
              <table:table-cell office:value-type="float" office:value="8">
                <text:p>8</text:p>
              </table:table-cell>
              <table:table-cell office:value-type="float" office:value="0.608875364712357">
                <text:p>0.608875364712357</text:p>
              </table:table-cell>
              <table:table-cell office:value-type="float" office:value="8">
                <text:p>8</text:p>
              </table:table-cell>
              <table:table-cell office:value-type="float" office:value="0.609905821152508">
                <text:p>0.609905821152508</text:p>
              </table:table-cell>
              <table:table-cell office:value-type="float" office:value="8">
                <text:p>8</text:p>
              </table:table-cell>
              <table:table-cell office:value-type="float" office:value="0.617079334854267">
                <text:p>0.617079334854267</text:p>
              </table:table-cell>
              <table:table-cell office:value-type="float" office:value="8">
                <text:p>8</text:p>
              </table:table-cell>
              <table:table-cell office:value-type="float" office:value="0.602958317264404">
                <text:p>0.602958317264404</text:p>
              </table:table-cell>
              <table:table-cell office:value-type="float" office:value="8">
                <text:p>8</text:p>
              </table:table-cell>
              <table:table-cell office:value-type="float" office:value="0.64669024325252">
                <text:p>0.64669024325252</text:p>
              </table:table-cell>
              <table:table-cell office:value-type="float" office:value="8">
                <text:p>8</text:p>
              </table:table-cell>
              <table:table-cell office:value-type="float" office:value="0.557907308680394">
                <text:p>0.557907308680394</text:p>
              </table:table-cell>
              <table:table-cell office:value-type="float" office:value="8">
                <text:p>8</text:p>
              </table:table-cell>
              <table:table-cell office:value-type="float" office:value="0.619575713182075">
                <text:p>0.619575713182075</text:p>
              </table:table-cell>
              <table:table-cell office:value-type="float" office:value="8">
                <text:p>8</text:p>
              </table:table-cell>
              <table:table-cell office:value-type="float" office:value="0.570240555113008">
                <text:p>0.570240555113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354215844455297">
                <text:p>0.354215844455297</text:p>
              </table:table-cell>
              <table:table-cell office:value-type="float" office:value="16">
                <text:p>16</text:p>
              </table:table-cell>
              <table:table-cell office:value-type="float" office:value="0.501062779387498">
                <text:p>0.501062779387498</text:p>
              </table:table-cell>
              <table:table-cell office:value-type="float" office:value="16">
                <text:p>16</text:p>
              </table:table-cell>
              <table:table-cell office:value-type="float" office:value="0.411302022841237">
                <text:p>0.411302022841237</text:p>
              </table:table-cell>
              <table:table-cell office:value-type="float" office:value="16">
                <text:p>16</text:p>
              </table:table-cell>
              <table:table-cell office:value-type="float" office:value="0.516963872930733">
                <text:p>0.516963872930733</text:p>
              </table:table-cell>
              <table:table-cell office:value-type="float" office:value="16">
                <text:p>16</text:p>
              </table:table-cell>
              <table:table-cell office:value-type="float" office:value="0.570629887648769">
                <text:p>0.570629887648769</text:p>
              </table:table-cell>
              <table:table-cell office:value-type="float" office:value="16">
                <text:p>16</text:p>
              </table:table-cell>
              <table:table-cell office:value-type="float" office:value="0.349214793840963">
                <text:p>0.349214793840963</text:p>
              </table:table-cell>
              <table:table-cell office:value-type="float" office:value="16">
                <text:p>16</text:p>
              </table:table-cell>
              <table:table-cell office:value-type="float" office:value="0.56489054287777">
                <text:p>0.56489054287777</text:p>
              </table:table-cell>
              <table:table-cell office:value-type="float" office:value="16">
                <text:p>16</text:p>
              </table:table-cell>
              <table:table-cell office:value-type="float" office:value="0.365746316751117">
                <text:p>0.365746316751117</text:p>
              </table:table-cell>
              <table:table-cell office:value-type="float" office:value="16">
                <text:p>16</text:p>
              </table:table-cell>
              <table:table-cell office:value-type="float" office:value="0.535040912487027">
                <text:p>0.535040912487027</text:p>
              </table:table-cell>
              <table:table-cell office:value-type="float" office:value="16">
                <text:p>16</text:p>
              </table:table-cell>
              <table:table-cell office:value-type="float" office:value="0.523276817461775">
                <text:p>0.523276817461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423cm" svg:height="11.488cm" xlink:href=".." xlink:type="simple" chart:class="chart:scatter" chart:style-name="ch1">
        <chart:legend chart:legend-position="end" svg:x="18.338cm" svg:y="3.204cm" style:legend-expansion="high" chart:style-name="ch2"/>
        <chart:plot-area chart:style-name="ch3" table:cell-range-address="bszsum.A2:bszsum.A4 bszsum.B2:bszsum.B2 bszsum.E2:bszsum.E31 bszsum.B5:bszsum.B5 bszsum.B8:bszsum.B8 bszsum.B11:bszsum.B11 bszsum.B14:bszsum.B14 bszsum.B17:bszsum.B17 bszsum.B20:bszsum.B20 bszsum.B23:bszsum.B23 bszsum.B26:bszsum.B26 bszsum.B29:bszsum.B29" chart:data-source-has-labels="row" svg:x="0.408cm" svg:y="0.229cm" svg:width="17.522cm" svg:height="11.03cm">
          <chartooo:coordinate-region svg:x="0.844cm" svg:y="0.428cm" svg:width="16.899cm" svg:height="10.1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szsum.E2:bszsum.E4" chart:label-cell-address="bszsum.B2:bszsum.B2" chart:class="chart:scatter">
            <chart:domain table:cell-range-address="bszsum.A2:bszsum.A4"/>
            <chart:data-point chart:repeated="3"/>
          </chart:series>
          <chart:series chart:style-name="ch7" chart:values-cell-range-address="bszsum.E5:bszsum.E7" chart:label-cell-address="bszsum.B5:bszsum.B5" chart:class="chart:scatter">
            <chart:domain table:cell-range-address="bszsum.A5:bszsum.A7"/>
            <chart:data-point chart:repeated="3"/>
          </chart:series>
          <chart:series chart:style-name="ch8" chart:values-cell-range-address="bszsum.E8:bszsum.E10" chart:label-cell-address="bszsum.B8:bszsum.B8" chart:class="chart:scatter">
            <chart:domain table:cell-range-address="bszsum.A8:bszsum.A10"/>
            <chart:data-point chart:repeated="3"/>
          </chart:series>
          <chart:series chart:style-name="ch9" chart:values-cell-range-address="bszsum.E11:bszsum.E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0" chart:values-cell-range-address="bszsum.E14:bszsum.E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1" chart:values-cell-range-address="bszsum.E17:bszsum.E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2" chart:values-cell-range-address="bszsum.E20:bszsum.E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3" chart:values-cell-range-address="bszsum.E23:bszsum.E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4" chart:values-cell-range-address="bszsum.E26:bszsum.E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5" chart:values-cell-range-address="bszsum.E29:bszsum.E31" chart:label-cell-address="bszsum.B29:bszsum.B29" chart:class="chart:scatter">
            <chart:domain table:cell-range-address="bszsum.A29:bszsum.A31"/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1.25708289583189">
                <text:p>1.25708289583189</text:p>
                <draw:g>
                  <svg:desc>bszsum.E2:bszsum.E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2.04911859150222">
                <text:p>2.04911859150222</text:p>
                <draw:g>
                  <svg:desc>bszsum.E5:bszsum.E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1.8870391735522">
                <text:p>1.8870391735522</text:p>
                <draw:g>
                  <svg:desc>bszsum.E8:bszsum.E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1.94228062271655">
                <text:p>1.94228062271655</text:p>
                <draw:g>
                  <svg:desc>bszsum.E11:bszsum.E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2.33698687145238">
                <text:p>2.33698687145238</text:p>
                <draw:g>
                  <svg:desc>bszsum.E14:bszsum.E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2.59168952882832">
                <text:p>2.59168952882832</text:p>
                <draw:g>
                  <svg:desc>bszsum.E17:bszsum.E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2.90402625276099">
                <text:p>2.90402625276099</text:p>
                <draw:g>
                  <svg:desc>bszsum.E20:bszsum.E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3.46792272918605">
                <text:p>3.46792272918605</text:p>
                <draw:g>
                  <svg:desc>bszsum.E23:bszsum.E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3.41320702475479">
                <text:p>3.41320702475479</text:p>
                <draw:g>
                  <svg:desc>bszsum.E26:bszsum.E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3.95620506417333">
                <text:p>3.95620506417333</text:p>
                <draw:g>
                  <svg:desc>bszsum.E29:bszsum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01661049203021">
                <text:p>1.01661049203021</text:p>
              </table:table-cell>
              <table:table-cell office:value-type="float" office:value="8">
                <text:p>8</text:p>
              </table:table-cell>
              <table:table-cell office:value-type="float" office:value="1.11100440746818">
                <text:p>1.11100440746818</text:p>
              </table:table-cell>
              <table:table-cell office:value-type="float" office:value="8">
                <text:p>8</text:p>
              </table:table-cell>
              <table:table-cell office:value-type="float" office:value="1.33545613334593">
                <text:p>1.33545613334593</text:p>
              </table:table-cell>
              <table:table-cell office:value-type="float" office:value="8">
                <text:p>8</text:p>
              </table:table-cell>
              <table:table-cell office:value-type="float" office:value="1.58941336134992">
                <text:p>1.58941336134992</text:p>
              </table:table-cell>
              <table:table-cell office:value-type="float" office:value="8">
                <text:p>8</text:p>
              </table:table-cell>
              <table:table-cell office:value-type="float" office:value="1.87655236588864">
                <text:p>1.87655236588864</text:p>
              </table:table-cell>
              <table:table-cell office:value-type="float" office:value="8">
                <text:p>8</text:p>
              </table:table-cell>
              <table:table-cell office:value-type="float" office:value="2.2763090044297">
                <text:p>2.2763090044297</text:p>
              </table:table-cell>
              <table:table-cell office:value-type="float" office:value="8">
                <text:p>8</text:p>
              </table:table-cell>
              <table:table-cell office:value-type="float" office:value="2.37174789868876">
                <text:p>2.37174789868876</text:p>
              </table:table-cell>
              <table:table-cell office:value-type="float" office:value="8">
                <text:p>8</text:p>
              </table:table-cell>
              <table:table-cell office:value-type="float" office:value="3.25788250661111">
                <text:p>3.25788250661111</text:p>
              </table:table-cell>
              <table:table-cell office:value-type="float" office:value="8">
                <text:p>8</text:p>
              </table:table-cell>
              <table:table-cell office:value-type="float" office:value="3.01501151189657">
                <text:p>3.01501151189657</text:p>
              </table:table-cell>
              <table:table-cell office:value-type="float" office:value="8">
                <text:p>8</text:p>
              </table:table-cell>
              <table:table-cell office:value-type="float" office:value="3.67304818824888">
                <text:p>3.67304818824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.46829518840848">
                <text:p>1.46829518840848</text:p>
              </table:table-cell>
              <table:table-cell office:value-type="float" office:value="16">
                <text:p>16</text:p>
              </table:table-cell>
              <table:table-cell office:value-type="float" office:value="1.23098092674831">
                <text:p>1.23098092674831</text:p>
              </table:table-cell>
              <table:table-cell office:value-type="float" office:value="16">
                <text:p>16</text:p>
              </table:table-cell>
              <table:table-cell office:value-type="float" office:value="2.22111880197203">
                <text:p>2.22111880197203</text:p>
              </table:table-cell>
              <table:table-cell office:value-type="float" office:value="16">
                <text:p>16</text:p>
              </table:table-cell>
              <table:table-cell office:value-type="float" office:value="1.93887898598126">
                <text:p>1.93887898598126</text:p>
              </table:table-cell>
              <table:table-cell office:value-type="float" office:value="16">
                <text:p>16</text:p>
              </table:table-cell>
              <table:table-cell office:value-type="float" office:value="2.10013145982839">
                <text:p>2.10013145982839</text:p>
              </table:table-cell>
              <table:table-cell office:value-type="float" office:value="16">
                <text:p>16</text:p>
              </table:table-cell>
              <table:table-cell office:value-type="float" office:value="4.71327780013952">
                <text:p>4.71327780013952</text:p>
              </table:table-cell>
              <table:table-cell office:value-type="float" office:value="16">
                <text:p>16</text:p>
              </table:table-cell>
              <table:table-cell office:value-type="float" office:value="2.80760787043926">
                <text:p>2.80760787043926</text:p>
              </table:table-cell>
              <table:table-cell office:value-type="float" office:value="16">
                <text:p>16</text:p>
              </table:table-cell>
              <table:table-cell office:value-type="float" office:value="5.42362837062241">
                <text:p>5.42362837062241</text:p>
              </table:table-cell>
              <table:table-cell office:value-type="float" office:value="16">
                <text:p>16</text:p>
              </table:table-cell>
              <table:table-cell office:value-type="float" office:value="3.64988253894459">
                <text:p>3.64988253894459</text:p>
              </table:table-cell>
              <table:table-cell office:value-type="float" office:value="16">
                <text:p>16</text:p>
              </table:table-cell>
              <table:table-cell office:value-type="float" office:value="4.06855784856022">
                <text:p>4.06855784856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